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203cm"/>
    </style:style>
    <style:style style:name="Tabela1.B" style:family="table-column">
      <style:table-column-properties style:column-width="2.993cm"/>
    </style:style>
    <style:style style:name="Tabela1.C" style:family="table-column">
      <style:table-column-properties style:column-width="3.87cm"/>
    </style:style>
    <style:style style:name="Tabela1.D" style:family="table-column">
      <style:table-column-properties style:column-width="5.93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1">
      <style:paragraph-properties fo:margin-top="0cm" fo:margin-bottom="0.499cm" loext:contextual-spacing="false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SR-4: Autoloader </text:h>
      <text:p text:style-name="Text_20_body">The key words "MUST", "MUST NOT", "REQUIRED", "SHALL", "SHALL NOT", "SHOULD", "SHOULD NOT", "RECOMMENDED", "MAY", and "OPTIONAL" in this document are to be interpreted as described in <text:a xlink:type="simple" xlink:href="http://tools.ietf.org/html/rfc2119" text:style-name="Internet_20_link" text:visited-style-name="Visited_20_Internet_20_Link">RFC 2119</text:a>.</text:p>
      <text:h text:style-name="Heading_20_2" text:outline-level="2">1. Overview</text:h>
      <text:p text:style-name="Text_20_body">This PSR describes a specification for <text:a xlink:type="simple" xlink:href="http://php.net/autoload" text:style-name="Internet_20_link" text:visited-style-name="Visited_20_Internet_20_Link">autoloading</text:a> classes from file paths. It is fully interoperable, and can be used in addition to any other autoloading specification, including <text:a xlink:type="simple" xlink:href="https://github.com/php-fig/fig-standards/blob/master/accepted/PSR-0.md" text:style-name="Internet_20_link" text:visited-style-name="Visited_20_Internet_20_Link">PSR-0</text:a>. This PSR also describes where to place files that will be autoloaded according to the specification.</text:p>
      <text:h text:style-name="Heading_20_2" text:outline-level="2">2. Specification</text:h>
      <text:list xml:id="list1776642657" text:style-name="L1">
        <text:list-item>
          <text:p text:style-name="P2">The term "class" refers to classes, interfaces, traits, and other similar structures.</text:p>
        </text:list-item>
        <text:list-item>
          <text:p text:style-name="P2">A fully qualified class name has the following form:</text:p>
          <text:p text:style-name="P1"><text:span text:style-name="Source_20_Text"><text:s/>\&lt;NamespaceName&gt;(\&lt;SubNamespaceNames&gt;)*\&lt;ClassName&gt;</text:span></text:p>
          <text:list>
            <text:list-item>
              <text:p text:style-name="P2">The fully qualified class name MUST have a top-level namespace name, also known as a "vendor namespace".</text:p>
            </text:list-item>
            <text:list-item>
              <text:p text:style-name="P2">The fully qualified class name MAY have one or more sub-namespace names.</text:p>
            </text:list-item>
            <text:list-item>
              <text:p text:style-name="P2">The fully qualified class name MUST have a terminating class name.</text:p>
            </text:list-item>
            <text:list-item>
              <text:p text:style-name="P2">Underscores have no special meaning in any portion of the fully qualified class name.</text:p>
            </text:list-item>
            <text:list-item>
              <text:p text:style-name="P2">Alphabetic characters in the fully qualified class name MAY be any combination of lower case and upper case.</text:p>
            </text:list-item>
            <text:list-item>
              <text:p text:style-name="P2">All class names MUST be referenced in a case-sensitive fashion.</text:p>
            </text:list-item>
          </text:list>
        </text:list-item>
        <text:list-item>
          <text:p text:style-name="P2">When loading a file that corresponds to a fully qualified class name ...</text:p>
          <text:list>
            <text:list-item>
              <text:p text:style-name="P2">A contiguous series of one or more leading namespace and sub-namespace names, not including the leading namespace separator, in the fully qualified class name (a "namespace prefix") corresponds to at least one "base directory".</text:p>
            </text:list-item>
            <text:list-item>
              <text:p text:style-name="P2">The contiguous sub-namespace names after the "namespace prefix" correspond to a subdirectory within a "base directory", in which the namespace separators represent directory separators. The subdirectory name MUST match the case of the sub-namespace names.</text:p>
            </text:list-item>
            <text:list-item>
              <text:p text:style-name="P2">The terminating class name corresponds to a file name ending in <text:span text:style-name="Source_20_Text">.php</text:span>. The file name MUST match the case of the terminating class name.</text:p>
            </text:list-item>
          </text:list>
        </text:list-item>
        <text:list-item>
          <text:p text:style-name="P2">Autoloader implementations MUST NOT throw exceptions, MUST NOT raise errors of any level, and SHOULD NOT return a value.</text:p>
        </text:list-item>
      </text:list>
      <text:h text:style-name="Heading_20_2" text:outline-level="2"><text:soft-page-break/>3. Examples</text:h>
      <text:p text:style-name="Text_20_body">The table below shows the corresponding file path for a given fully qualified class name, namespace prefix, and base directory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leLine94371513802944">
            <table:table-cell table:style-name="Tabela1.A1" office:value-type="string">
              <text:p text:style-name="Table_20_Heading">Fully Qualified Class Name</text:p>
            </table:table-cell>
            <table:table-cell table:style-name="Tabela1.A1" office:value-type="string">
              <text:p text:style-name="Table_20_Heading">Namespace Prefix</text:p>
            </table:table-cell>
            <table:table-cell table:style-name="Tabela1.A1" office:value-type="string">
              <text:p text:style-name="Table_20_Heading">Base Directory</text:p>
            </table:table-cell>
            <table:table-cell table:style-name="Tabela1.A1" office:value-type="string">
              <text:p text:style-name="Table_20_Heading">Resulting File Path</text:p>
            </table:table-cell>
          </table:table-row>
        </table:table-header-rows>
        <table:table-row table:style-name="TableLine94371513802944">
          <table:table-cell table:style-name="Tabela1.A1" office:value-type="string">
            <text:p text:style-name="Table_20_Contents">\Acme\Log\Writer\File_Writer</text:p>
          </table:table-cell>
          <table:table-cell table:style-name="Tabela1.A1" office:value-type="string">
            <text:p text:style-name="Table_20_Contents">Acme\Log\Writer</text:p>
          </table:table-cell>
          <table:table-cell table:style-name="Tabela1.A1" office:value-type="string">
            <text:p text:style-name="Table_20_Contents">./acme-log-writer/lib/</text:p>
          </table:table-cell>
          <table:table-cell table:style-name="Tabela1.A1" office:value-type="string">
            <text:p text:style-name="Table_20_Contents">./acme-log-writer/lib/File_Writer.php</text:p>
          </table:table-cell>
        </table:table-row>
        <table:table-row table:style-name="TableLine94371513802944">
          <table:table-cell table:style-name="Tabela1.A1" office:value-type="string">
            <text:p text:style-name="Table_20_Contents">\Aura\Web\Response\Status</text:p>
          </table:table-cell>
          <table:table-cell table:style-name="Tabela1.A1" office:value-type="string">
            <text:p text:style-name="Table_20_Contents">Aura\Web</text:p>
          </table:table-cell>
          <table:table-cell table:style-name="Tabela1.A1" office:value-type="string">
            <text:p text:style-name="Table_20_Contents">/path/to/aura-web/src/</text:p>
          </table:table-cell>
          <table:table-cell table:style-name="Tabela1.A1" office:value-type="string">
            <text:p text:style-name="Table_20_Contents">/path/to/aura-web/src/Response/Status.php</text:p>
          </table:table-cell>
        </table:table-row>
        <table:table-row table:style-name="TableLine94371513802944">
          <table:table-cell table:style-name="Tabela1.A1" office:value-type="string">
            <text:p text:style-name="Table_20_Contents">\Symfony\Core\Request</text:p>
          </table:table-cell>
          <table:table-cell table:style-name="Tabela1.A1" office:value-type="string">
            <text:p text:style-name="Table_20_Contents">Symfony\Core</text:p>
          </table:table-cell>
          <table:table-cell table:style-name="Tabela1.A1" office:value-type="string">
            <text:p text:style-name="Table_20_Contents">./vendor/Symfony/Core/</text:p>
          </table:table-cell>
          <table:table-cell table:style-name="Tabela1.A1" office:value-type="string">
            <text:p text:style-name="Table_20_Contents">./vendor/Symfony/Core/Request.php</text:p>
          </table:table-cell>
        </table:table-row>
        <table:table-row table:style-name="TableLine94371513802944">
          <table:table-cell table:style-name="Tabela1.A1" office:value-type="string">
            <text:p text:style-name="Table_20_Contents">\Zend\Acl</text:p>
          </table:table-cell>
          <table:table-cell table:style-name="Tabela1.A1" office:value-type="string">
            <text:p text:style-name="Table_20_Contents">Zend</text:p>
          </table:table-cell>
          <table:table-cell table:style-name="Tabela1.A1" office:value-type="string">
            <text:p text:style-name="Table_20_Contents">/usr/includes/Zend/</text:p>
          </table:table-cell>
          <table:table-cell table:style-name="Tabela1.A1" office:value-type="string">
            <text:p text:style-name="Table_20_Contents">/usr/includes/Zend/Acl.php</text:p>
          </table:table-cell>
        </table:table-row>
      </table:table>
      <text:p text:style-name="Text_20_body">For example implementations of autoloaders conforming to the specification, please see the <text:a xlink:type="simple" xlink:href="https://github.com/php-fig/fig-standards/blob/master/accepted/PSR-4-autoloader-examples.md" text:style-name="Internet_20_link" text:visited-style-name="Visited_20_Internet_20_Link">examples file</text:a>. Example implementations MUST NOT be regarded as part of the specification and MAY change at any time.</text:p>
      <text:p text:style-name="Standard"><text:a xlink:type="simple" xlink:href="https://www.php-fig.org/psr/psr-4/" text:style-name="Internet_20_link" text:visited-style-name="Visited_20_Internet_20_Link">https://www.php-fig.org/psr/psr-4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09:54:57.686007809</meta:creation-date>
    <dc:date>2021-12-06T09:55:12.270138903</dc:date>
    <meta:editing-duration>PT16S</meta:editing-duration>
    <meta:editing-cycles>1</meta:editing-cycles>
    <meta:document-statistic meta:table-count="1" meta:image-count="0" meta:object-count="0" meta:page-count="2" meta:paragraph-count="43" meta:word-count="402" meta:character-count="2845" meta:non-whitespace-character-count="2497"/>
    <meta:generator>LibreOffice/6.4.7.2$Linux_X86_64 LibreOffice_project/40$Build-2</meta:generator>
  </office:meta>
</office:document-meta>
</file>